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84cm"/>
    </style:style>
    <style:style style:name="co2" style:family="table-column">
      <style:table-column-properties fo:break-before="auto" style:column-width="7.172cm"/>
    </style:style>
    <style:style style:name="co3" style:family="table-column">
      <style:table-column-properties fo:break-before="auto" style:column-width="11.01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0.88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5.456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rak3172sip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C1,C4,C6,C7,C10,C13,C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eramic Capacitor (generic)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string" calcext:value-type="string">
            <text:p>C2,C8,C11,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eramic Capacitor (generic)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string" calcext:value-type="string">
            <text:p>C5,C9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eramic Capacitor (generic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eramic Capacitor (generic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string" calcext:value-type="string">
            <text:p>C17,C18</text:p>
          </table:table-cell>
          <table:table-cell office:value-type="string" calcext:value-type="string">
            <text:p>3.3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eramic Capacitor (generic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ED (generic, bright, LowCost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.FL</text:p>
          </table:table-cell>
          <table:table-cell office:value-type="string" calcext:value-type="string">
            <text:p>Connector_Coaxial:U.FL_Hirose_U.FL-R-SMT-1_Vertical</text:p>
          </table:table-cell>
          <table:table-cell office:value-type="string" calcext:value-type="string">
            <text:p>U.FL socket (generic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8.2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Inductor Murata LQW15A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5uH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Inductor Murata LQM21DN150M70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string" calcext:value-type="string">
            <text:p>L4,L5</text:p>
          </table:table-cell>
          <table:table-cell office:value-type="string" calcext:value-type="string">
            <text:p>Bead120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FerriteBead Murata MPZ1005S121ETD2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string" calcext:value-type="string">
            <text:p>R1,R2,R7,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 1% (generic)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 1% (generic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 1% (generic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RAK3172-SIP / ST50HE</text:p>
          </table:table-cell>
          <table:table-cell office:value-type="string" calcext:value-type="string">
            <text:p>JoEm:XCVR_RAK3172-SIP_LoRaModule</text:p>
          </table:table-cell>
          <table:table-cell office:value-type="string" calcext:value-type="string">
            <text:p>RAK3172LP-SIP (RAK) or ST50HE (Acsip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string" calcext:value-type="string">
            <text:p>Z1,Z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_0_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.p.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Z3,Z4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(tbd/n.p./see schematic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.p.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  <table:table-row table:style-name="ro1">
          <table:table-cell office:value-type="string" calcext:value-type="string">
            <text:p>Remark to U1:</text:p>
          </table:table-cell>
          <table:table-cell table:number-columns-repeated="7"/>
          <table:table-cell table:style-name="Default" table:number-columns-repeated="16376"/>
        </table:table-row>
        <table:table-row table:style-name="ro1">
          <table:table-cell office:value-type="string" calcext:value-type="string">
            <text:p>Manufacturer: <text:a xlink:href="https://store.rakwireless.com/products/wisduo-module-rak3172-sip?utm_source=RAK3172SiP&amp;utm_medium=Document&amp;utm_campaign=BuyFromStore&amp;_gl=1*4s1qvu*_gcl_au*NTgwNzMwNzU5LjE3NDM3ODI0NjU.&amp;variant=41727631884486" xlink:type="simple">https://store.rakwireless.com/products/wisduo-module-rak3172-sip?utm_source=RAK3172SiP&amp;utm_medium=Document&amp;utm_campaign=BuyFromStore&amp;_gl=1*4s1qvu*_gcl_au*NTgwNzMwNzU5LjE3NDM3ODI0NjU.&amp;variant=41727631884486</text:a></text:p>
          </table:table-cell>
          <table:table-cell table:number-columns-repeated="7"/>
          <table:table-cell table:style-name="Default" table:number-columns-repeated="16376"/>
        </table:table-row>
        <table:table-row table:style-name="ro1">
          <table:table-cell office:value-type="string" calcext:value-type="string">
            <text:p>or: <text:a xlink:href="https://www.acsip.com.tw/index.php?action=products-detail&amp;fid1=19&amp;fid2=&amp;fid3=&amp;id=35" xlink:type="simple">https://www.acsip.com.tw/index.php?action=products-detail&amp;fid1=19&amp;fid2=&amp;fid3=&amp;id=35</text:a></text:p>
          </table:table-cell>
          <table:table-cell table:number-columns-repeated="7"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>
            <text:p>Version: RAK3172LP-SIP (RAK) or ST50HE (Acsip) – 868MHz - LowPower</text:p>
          </table:table-cell>
          <table:table-cell table:style-name="ce3"/>
          <table:table-cell table:style-name="ce1" table:number-columns-repeated="16382"/>
        </table:table-row>
        <table:table-row table:style-name="ro1">
          <table:table-cell table:style-name="ce1" office:value-type="string" calcext:value-type="string">
            <text:p>Both modules are technically identical!</text:p>
          </table:table-cell>
          <table:table-cell table:style-name="ce3"/>
          <table:table-cell table:style-name="ce1" table:number-columns-repeated="16382"/>
        </table:table-row>
        <table:table-row table:style-name="ro1" table:number-rows-repeated="1048551">
          <table:table-cell table:number-columns-repeated="8"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.00.0000</text:date>, <text:time style:data-style-name="N2" text:time-value="22:08:53.7258548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12T22:10:31.912477300</dc:date>
    <meta:editing-duration>PT16M53S</meta:editing-duration>
    <meta:editing-cycles>5</meta:editing-cycles>
    <meta:generator>LibreOffice/25.2.5.2$Windows_X86_64 LibreOffice_project/03d19516eb2e1dd5d4ccd751a0d6f35f35e08022</meta:generator>
    <meta:document-statistic meta:table-count="1" meta:cell-count="93" meta:object-count="0"/>
  </office:meta>
</office:document-meta>
</file>